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93a2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696986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61616" draw:marker-end="msArrowOpenEnd_20_5" draw:marker-end-width="0.319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454557" style:text-line-through-style="none" style:text-line-through-type="none" style:text-position="0% 100%" style:font-name="Arial2" fo:font-size="11pt" fo:letter-spacing="normal" fo:font-style="normal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3" style:family="text">
      <style:text-properties fo:font-variant="normal" fo:text-transform="none" fo:color="#454557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5" style:family="text">
      <style:text-properties fo:font-variant="normal" fo:text-transform="none" fo:color="#696986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545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9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ERT Chart?" draw:style-name="dp1" draw:master-page-name="Title_20_Only" presentation:presentation-page-layout-name="AL1T19">
        <draw:frame draw:name="Title 1" presentation:style-name="pr1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1">PERT Chart</text:span></text:p>
          </draw:text-box>
        </draw:frame>
        <draw:g draw:name="Group 19">
          <draw:custom-shape draw:name="Flowchart: Connector 7" draw:style-name="gr1" draw:text-style-name="P4" draw:layer="layout" svg:width="4.444cm" svg:height="3.597cm" svg:x="0.212cm" svg:y="6.773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Information gathering and sprint creation</text:span></text:p>
            <text:p text:style-name="P3"><text:span text:style-name="T2"/></text:p>
            <text:p text:style-name="P3"><text:span text:style-name="T3">7|7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9" draw:style-name="gr2" draw:text-style-name="P5" draw:layer="layout" svg:x1="0.413cm" svg:y1="9.247cm" svg:x2="4.454cm" svg:y2="9.247cm">
            <text:p/>
          </draw:line>
        </draw:g>
        <draw:line draw:name="Straight Connector 11" draw:style-name="gr3" draw:text-style-name="P5" draw:layer="layout" svg:x1="21.59cm" svg:y1="14.393cm" svg:x2="24.13cm" svg:y2="16.933cm">
          <text:p/>
        </draw:line>
        <draw:custom-shape draw:name="TextBox 20" draw:style-name="gr4" draw:text-style-name="P7" draw:layer="layout" svg:width="3.28cm" svg:height="0.758cm" svg:x="4.873cm" svg:y="14.091cm">
          <text:p text:style-name="P6"><text:span text:style-name="T5">Normal 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4.156cm" svg:height="0.758cm" svg:x="4.874cm" svg:y="15.279cm">
          <text:p text:style-name="P6"><text:span text:style-name="T5">Critical path 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5" draw:text-style-name="P5" draw:layer="layout" svg:width="2.392cm" svg:height="0.001cm" svg:x="1.658cm" svg:y="14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6" draw:text-style-name="P5" draw:layer="layout" svg:width="0.709cm" svg:height="0.022cm" svg:x="8.467cm" svg:y="8.591cm">
          <text:p/>
          <draw:enhanced-geometry draw:mirror-horizontal="false" draw:mirror-vertical="true" svg:viewBox="0 0 21600 21600" draw:type="mso-spt32" draw:enhanced-path="M 0 0 L 21600 21600 N"/>
        </draw:custom-shape>
        <draw:g draw:name="Group 24">
          <draw:custom-shape draw:name="Flowchart: Connector 25" draw:style-name="gr1" draw:text-style-name="P4" draw:layer="layout" svg:width="3.238cm" svg:height="2.44cm" svg:x="5.228cm" svg:y="7.394cm">
            <text:p text:style-name="P3"><text:span text:style-name="T2"/></text:p>
            <text:p text:style-name="P3"><text:span text:style-name="T2"/></text:p>
            <text:p text:style-name="P3"><text:span text:style-name="T2">Database Creation</text:span></text:p>
            <text:p text:style-name="P3"><text:span text:style-name="T2"/></text:p>
            <text:p text:style-name="P3"><text:span text:style-name="T3">14|21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6" draw:style-name="gr2" draw:text-style-name="P5" draw:layer="layout" svg:x1="5.375cm" svg:y1="9.071cm" svg:x2="8.319cm" svg:y2="9.071cm">
            <text:p/>
          </draw:line>
        </draw:g>
        <draw:g draw:name="Group 27">
          <draw:custom-shape draw:name="Flowchart: Connector 28" draw:style-name="gr1" draw:text-style-name="P4" draw:layer="layout" svg:width="2.391cm" svg:height="2.364cm" svg:x="9.177cm" svg:y="7.408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Log in</text:span></text:p>
            <text:p text:style-name="P3"><text:span text:style-name="T2"/></text:p>
            <text:p text:style-name="P3"><text:span text:style-name="T3">3|24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29" draw:style-name="gr2" draw:text-style-name="P5" draw:layer="layout" svg:x1="9.285cm" svg:y1="9.034cm" svg:x2="11.459cm" svg:y2="9.034cm">
            <text:p/>
          </draw:line>
        </draw:g>
        <draw:g draw:name="Group 30">
          <draw:custom-shape draw:name="Flowchart: Connector 31" draw:style-name="gr1" draw:text-style-name="P4" draw:layer="layout" svg:width="2.738cm" svg:height="2.393cm" svg:x="12.289cm" svg:y="7.408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ign in</text:span></text:p>
            <text:p text:style-name="P3"><text:span text:style-name="T3"/></text:p>
            <text:p text:style-name="P3"><text:span text:style-name="T3">2|26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2" draw:style-name="gr2" draw:text-style-name="P5" draw:layer="layout" svg:x1="12.413cm" svg:y1="9.054cm" svg:x2="14.903cm" svg:y2="9.054cm">
            <text:p/>
          </draw:line>
        </draw:g>
        <draw:g draw:name="Group 33">
          <draw:custom-shape draw:name="Flowchart: Connector 34" draw:style-name="gr1" draw:text-style-name="P4" draw:layer="layout" svg:width="2.68cm" svg:height="2.508cm" svg:x="15.523cm" svg:y="7.408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Log out</text:span></text:p>
            <text:p text:style-name="P3"><text:span text:style-name="T3"/></text:p>
            <text:p text:style-name="P3"><text:span text:style-name="T3">1|27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5" draw:style-name="gr2" draw:text-style-name="P5" draw:layer="layout" svg:x1="15.644cm" svg:y1="9.133cm" svg:x2="18.081cm" svg:y2="9.133cm">
            <text:p/>
          </draw:line>
        </draw:g>
        <draw:g draw:name="Group 36">
          <draw:custom-shape draw:name="Flowchart: Connector 37" draw:style-name="gr1" draw:text-style-name="P4" draw:layer="layout" svg:width="2.793cm" svg:height="2.468cm" svg:x="18.627cm" svg:y="7.408cm">
            <text:p text:style-name="P3"><text:span text:style-name="T2"/></text:p>
            <text:p text:style-name="P3"><text:span text:style-name="T2"/></text:p>
            <text:p text:style-name="P3"><text:span text:style-name="T2">Change Pass</text:span></text:p>
            <text:p text:style-name="P3"><text:span text:style-name="T3"/></text:p>
            <text:p text:style-name="P3"><text:span text:style-name="T3">7|34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38" draw:style-name="gr2" draw:text-style-name="P5" draw:layer="layout" svg:x1="18.753cm" svg:y1="9.105cm" svg:x2="21.293cm" svg:y2="9.105cm">
            <text:p/>
          </draw:line>
        </draw:g>
        <draw:g draw:name="Group 42">
          <draw:custom-shape draw:name="Flowchart: Connector 43" draw:style-name="gr1" draw:text-style-name="P4" draw:layer="layout" svg:width="2.793cm" svg:height="2.468cm" svg:x="22.225cm" svg:y="7.408cm">
            <text:p text:style-name="P3"><text:span text:style-name="T2"/></text:p>
            <text:p text:style-name="P3"><text:span text:style-name="T2"/></text:p>
            <text:p text:style-name="P3"><text:span text:style-name="T2">Integration</text:span></text:p>
            <text:p text:style-name="P3"><text:span text:style-name="T3"/></text:p>
            <text:p text:style-name="P3"><text:span text:style-name="T3">|56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4" draw:style-name="gr2" draw:text-style-name="P5" draw:layer="layout" svg:x1="22.351cm" svg:y1="9.105cm" svg:x2="24.891cm" svg:y2="9.105cm">
            <text:p/>
          </draw:line>
        </draw:g>
        <draw:custom-shape draw:name="Straight Arrow Connector 50" draw:style-name="gr6" draw:text-style-name="P5" draw:layer="layout" svg:width="0.57cm" svg:height="0.041cm" svg:x="4.657cm" svg:y="8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" draw:style-name="gr6" draw:text-style-name="P5" draw:layer="layout" svg:width="0.72cm" svg:height="0.013cm" svg:x="11.569cm" svg:y="8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" draw:text-style-name="P5" draw:layer="layout" svg:width="0.493cm" svg:height="0.057cm" svg:x="15.028cm" svg:y="8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" draw:style-name="gr6" draw:text-style-name="P5" draw:layer="layout" svg:width="0.422cm" svg:height="0.019cm" svg:x="18.203cm" svg:y="8.6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" draw:style-name="gr6" draw:text-style-name="P5" draw:layer="layout" svg:width="0.804cm" svg:height="0.001cm" svg:x="21.42cm" svg:y="8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6" draw:text-style-name="P5" draw:layer="layout" svg:width="2.392cm" svg:height="0.001cm" svg:x="1.658cm" svg:y="15.663cm">
          <text:p/>
          <draw:enhanced-geometry draw:mirror-horizontal="false" draw:mirror-vertical="false" svg:viewBox="0 0 21600 21600" draw:type="mso-spt32" draw:enhanced-path="M 0 0 L 21600 21600 N"/>
        </draw:custom-shape>
        <draw:g draw:name="Group 68">
          <draw:custom-shape draw:name="Flowchart: Connector 69" draw:style-name="gr1" draw:text-style-name="P4" draw:layer="layout" svg:width="2.793cm" svg:height="2.468cm" svg:x="7.197cm" svg:y="4.415cm">
            <text:p text:style-name="P3"><text:span text:style-name="T2"/></text:p>
            <text:p text:style-name="P3"><text:span text:style-name="T2"/></text:p>
            <text:p text:style-name="P3"><text:span text:style-name="T2">Admin Panel</text:span></text:p>
            <text:p text:style-name="P3"><text:span text:style-name="T3"/></text:p>
            <text:p text:style-name="P3"><text:span text:style-name="T3">5|26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0" draw:style-name="gr2" draw:text-style-name="P5" draw:layer="layout" svg:x1="7.323cm" svg:y1="6.112cm" svg:x2="9.863cm" svg:y2="6.112cm">
            <text:p/>
          </draw:line>
        </draw:g>
        <draw:g draw:name="Group 71">
          <draw:custom-shape draw:name="Flowchart: Connector 72" draw:style-name="gr1" draw:text-style-name="P4" draw:layer="layout" svg:width="2.793cm" svg:height="2.468cm" svg:x="10.583cm" svg:y="4.445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Update</text:span></text:p>
            <text:p text:style-name="P3"><text:span text:style-name="T3"/></text:p>
            <text:p text:style-name="P3"><text:span text:style-name="T3">1|27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3" draw:style-name="gr2" draw:text-style-name="P5" draw:layer="layout" svg:x1="10.71cm" svg:y1="6.142cm" svg:x2="13.25cm" svg:y2="6.142cm">
            <text:p/>
          </draw:line>
        </draw:g>
        <draw:g draw:name="Group 74">
          <draw:custom-shape draw:name="Flowchart: Connector 75" draw:style-name="gr1" draw:text-style-name="P4" draw:layer="layout" svg:width="2.793cm" svg:height="2.468cm" svg:x="17.357cm" svg:y="4.445cm">
            <text:p text:style-name="P3"><text:span text:style-name="T2"/></text:p>
            <text:p text:style-name="P3"><text:span text:style-name="T2"/></text:p>
            <text:p text:style-name="P3"><text:span text:style-name="T2">Category</text:span></text:p>
            <text:p text:style-name="P3"><text:span text:style-name="T3"/></text:p>
            <text:p text:style-name="P3"><text:span text:style-name="T3">3|31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2" draw:text-style-name="P5" draw:layer="layout" svg:x1="17.483cm" svg:y1="6.142cm" svg:x2="20.023cm" svg:y2="6.142cm">
            <text:p/>
          </draw:line>
        </draw:g>
        <draw:g draw:name="Group 77">
          <draw:custom-shape draw:name="Flowchart: Connector 78" draw:style-name="gr1" draw:text-style-name="P4" draw:layer="layout" svg:width="2.793cm" svg:height="2.468cm" svg:x="13.97cm" svg:y="4.445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elete</text:span></text:p>
            <text:p text:style-name="P3"><text:span text:style-name="T3"/></text:p>
            <text:p text:style-name="P3"><text:span text:style-name="T3">1|28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9" draw:style-name="gr2" draw:text-style-name="P5" draw:layer="layout" svg:x1="14.096cm" svg:y1="6.142cm" svg:x2="16.636cm" svg:y2="6.142cm">
            <text:p/>
          </draw:line>
        </draw:g>
        <draw:g draw:name="Group 80">
          <draw:custom-shape draw:name="Flowchart: Connector 81" draw:style-name="gr1" draw:text-style-name="P4" draw:layer="layout" svg:width="3.168cm" svg:height="2.73cm" svg:x="20.961cm" svg:y="4.347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Redirect</text:span></text:p>
            <text:p text:style-name="P3"><text:span text:style-name="T3"/></text:p>
            <text:p text:style-name="P3"><text:span text:style-name="T3">2|33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82" draw:style-name="gr2" draw:text-style-name="P5" draw:layer="layout" svg:x1="21.104cm" svg:y1="6.224cm" svg:x2="23.985cm" svg:y2="6.224cm">
            <text:p/>
          </draw:line>
        </draw:g>
        <draw:custom-shape draw:name="Straight Arrow Connector 83" draw:style-name="gr5" draw:text-style-name="P5" draw:layer="layout" svg:width="0.592cm" svg:height="0.001cm" svg:x="16.764cm" svg:y="5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4" draw:style-name="gr5" draw:text-style-name="P5" draw:layer="layout" svg:width="0.809cm" svg:height="0.032cm" svg:x="20.15cm" svg:y="5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5" draw:style-name="gr5" draw:text-style-name="P5" draw:layer="layout" svg:width="0.592cm" svg:height="0.029cm" svg:x="9.99cm" svg:y="5.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5" draw:text-style-name="P5" draw:layer="layout" svg:width="0.758cm" svg:height="0.87cm" svg:x="6.847cm" svg:y="6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7" draw:style-name="gr5" draw:text-style-name="P5" draw:layer="layout" svg:width="0.592cm" svg:height="0.001cm" svg:x="13.377cm" svg:y="5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5" draw:text-style-name="P5" draw:layer="layout" svg:width="0.043cm" svg:height="0.729cm" svg:x="23.62cm" svg:y="6.678cm">
          <text:p/>
          <draw:enhanced-geometry draw:mirror-horizontal="true" draw:mirror-vertical="false" svg:viewBox="0 0 21600 21600" draw:type="mso-spt32" draw:enhanced-path="M 0 0 L 21600 21600 N"/>
        </draw:custom-shape>
        <draw:g draw:name="Group 105">
          <draw:custom-shape draw:name="Flowchart: Connector 106" draw:style-name="gr1" draw:text-style-name="P4" draw:layer="layout" svg:width="2.865cm" svg:height="2.591cm" svg:x="8.594cm" svg:y="10.898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earch</text:span></text:p>
            <text:p text:style-name="P3"><text:span text:style-name="T3"/></text:p>
            <text:p text:style-name="P3"><text:span text:style-name="T3">6|27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07" draw:style-name="gr2" draw:text-style-name="P5" draw:layer="layout" svg:x1="8.723cm" svg:y1="12.68cm" svg:x2="11.329cm" svg:y2="12.68cm">
            <text:p/>
          </draw:line>
        </draw:g>
        <draw:g draw:name="Group 108">
          <draw:custom-shape draw:name="Flowchart: Connector 109" draw:style-name="gr1" draw:text-style-name="P4" draw:layer="layout" svg:width="3.554cm" svg:height="2.965cm" svg:x="12.488cm" svg:y="10.717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Feedback</text:span></text:p>
            <text:p text:style-name="P3"><text:span text:style-name="T3"/></text:p>
            <text:p text:style-name="P3"><text:span text:style-name="T3">3|30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0" draw:style-name="gr2" draw:text-style-name="P5" draw:layer="layout" svg:x1="12.649cm" svg:y1="12.755cm" svg:x2="15.882cm" svg:y2="12.755cm">
            <text:p/>
          </draw:line>
        </draw:g>
        <draw:g draw:name="Group 111">
          <draw:custom-shape draw:name="Flowchart: Connector 112" draw:style-name="gr1" draw:text-style-name="P4" draw:layer="layout" svg:width="3.132cm" svg:height="2.816cm" svg:x="16.986cm" svg:y="10.795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Request</text:span></text:p>
            <text:p text:style-name="P3"><text:span text:style-name="T3"/></text:p>
            <text:p text:style-name="P3"><text:span text:style-name="T3">3|31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3" draw:style-name="gr2" draw:text-style-name="P5" draw:layer="layout" svg:x1="17.128cm" svg:y1="12.731cm" svg:x2="19.976cm" svg:y2="12.731cm">
            <text:p/>
          </draw:line>
        </draw:g>
        <draw:g draw:name="Group 114">
          <draw:custom-shape draw:name="Flowchart: Connector 115" draw:style-name="gr1" draw:text-style-name="P4" draw:layer="layout" svg:width="3.301cm" svg:height="2.734cm" svg:x="22.013cm" svg:y="10.765cm">
            <text:p text:style-name="P3"><text:span text:style-name="T2"/></text:p>
            <text:p text:style-name="P3"><text:span text:style-name="T2"/></text:p>
            <text:p text:style-name="P3"><text:span text:style-name="T2">UI polishing</text:span></text:p>
            <text:p text:style-name="P3"><text:span text:style-name="T3"/></text:p>
            <text:p text:style-name="P3"><text:span text:style-name="T3">7|63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6" draw:style-name="gr2" draw:text-style-name="P5" draw:layer="layout" svg:x1="22.163cm" svg:y1="12.646cm" svg:x2="25.164cm" svg:y2="12.646cm">
            <text:p/>
          </draw:line>
        </draw:g>
        <draw:g draw:name="Group 117">
          <draw:custom-shape draw:name="Flowchart: Connector 118" draw:style-name="gr1" draw:text-style-name="P4" draw:layer="layout" svg:width="2.793cm" svg:height="2.468cm" svg:x="22.263cm" svg:y="14.252cm"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esting</text:span></text:p>
            <text:p text:style-name="P3"><text:span text:style-name="T3"/></text:p>
            <text:p text:style-name="P3"><text:span text:style-name="T3">3|66</text:span></text:p>
            <text:p text:style-name="P3"><text:span text:style-name="T2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19" draw:style-name="gr2" draw:text-style-name="P5" draw:layer="layout" svg:x1="22.389cm" svg:y1="15.95cm" svg:x2="24.929cm" svg:y2="15.95cm">
            <text:p/>
          </draw:line>
        </draw:g>
        <draw:g draw:name="Group 120">
          <draw:custom-shape draw:name="Flowchart: Connector 121" draw:style-name="gr1" draw:text-style-name="P4" draw:layer="layout" svg:width="2.793cm" svg:height="2.468cm" svg:x="18.722cm" svg:y="16.65cm">
            <text:p text:style-name="P3"><text:span text:style-name="T2"/></text:p>
            <text:p text:style-name="P3"><text:span text:style-name="T3">End</text:span></text:p>
            <text:p text:style-name="P3"><text:span text:style-name="T3"/></text:p>
            <text:p text:style-name="P3"><text:span text:style-name="T4"/></text:p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22" draw:style-name="gr2" draw:text-style-name="P5" draw:layer="layout" svg:x1="18.849cm" svg:y1="18.347cm" svg:x2="21.388cm" svg:y2="18.347cm">
            <text:p/>
          </draw:line>
        </draw:g>
        <draw:custom-shape draw:name="Straight Arrow Connector 123" draw:style-name="gr6" draw:text-style-name="P5" draw:layer="layout" svg:width="0.041cm" svg:height="0.887cm" svg:x="23.622cm" svg:y="9.8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6" draw:style-name="gr6" draw:text-style-name="P5" draw:layer="layout" svg:width="1.564cm" svg:height="0.651cm" svg:x="21.107cm" svg:y="16.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7" draw:style-name="gr6" draw:text-style-name="P5" draw:layer="layout" svg:width="0.003cm" svg:height="0.751cm" svg:x="23.658cm" svg:y="13.5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5" draw:style-name="gr5" draw:text-style-name="P5" draw:layer="layout" svg:width="2.514cm" svg:height="2.687cm" svg:x="20.119cm" svg:y="9.5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6" draw:style-name="gr5" draw:text-style-name="P5" draw:layer="layout" svg:width="0.941cm" svg:height="0.003cm" svg:x="16.044cm" svg:y="12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7" draw:style-name="gr5" draw:text-style-name="P5" draw:layer="layout" svg:width="1.027cm" svg:height="0.005cm" svg:x="11.46cm" svg:y="12.1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8" draw:style-name="gr5" draw:text-style-name="P5" draw:layer="layout" svg:width="2.165cm" svg:height="1.442cm" svg:x="6.847cm" svg:y="9.8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859cm" svg:height="2.751cm" svg:x="1.27cm" svg:y="1.482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2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5-11-24">11/24/15</text:date></text:span></text:p>
        </draw:text-box>
      </draw:frame>
      <draw:frame draw:name="Footer Placeholder 3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4" presentation:style-name="Mpr2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AME GARAGE</dc:title>
    <meta:initial-creator>Mar</meta:initial-creator>
    <meta:editing-cycles>288</meta:editing-cycles>
    <meta:creation-date>2015-10-02T01:31:48</meta:creation-date>
    <dc:date>2015-11-24T17:54:37.977889690</dc:date>
    <meta:editing-duration>PT20M50S</meta:editing-duration>
    <meta:generator>LibreOffice/4.4.2.2$Linux_X86_64 LibreOffice_project/40m0$Build-2</meta:generator>
    <meta:document-statistic meta:object-count="1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Clarity" xlink:href=""/>
  </office:meta>
</office:document-meta>
</file>